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List_20_Paragraph" style:list-style-name="WWNum1">
      <style:paragraph-properties fo:margin-left="0cm" fo:margin-right="0cm" fo:text-indent="0cm" style:auto-text-indent="false">
        <style:tab-stops>
          <style:tab-stop style:position="0.751cm"/>
        </style:tab-stops>
      </style:paragraph-properties>
      <style:text-properties officeooo:paragraph-rsid="0009234f"/>
    </style:style>
    <style:style style:name="P2" style:family="paragraph" style:parent-style-name="List_20_Paragraph">
      <style:paragraph-properties fo:margin-left="0cm" fo:margin-right="0cm" fo:text-indent="0cm" style:auto-text-indent="false"/>
      <style:text-properties fo:language="uk" fo:country="UA" officeooo:paragraph-rsid="0009234f"/>
    </style:style>
    <style:style style:name="P3" style:family="paragraph" style:parent-style-name="List_20_Paragraph">
      <style:paragraph-properties fo:margin-left="0cm" fo:margin-right="0cm" fo:orphans="2" fo:widows="2" fo:hyphenation-ladder-count="no-limit" fo:text-indent="0cm" style:auto-text-indent="false">
        <style:tab-stops>
          <style:tab-stop style:position="0.501cm"/>
        </style:tab-stops>
      </style:paragraph-properties>
      <style:text-properties fo:language="uk" fo:country="UA" officeooo:paragraph-rsid="0009234f" fo:hyphenate="false" fo:hyphenation-remain-char-count="2" fo:hyphenation-push-char-count="2"/>
    </style:style>
    <style:style style:name="P4" style:family="paragraph" style:parent-style-name="List_20_Paragraph" style:list-style-name="WWNum2">
      <style:paragraph-properties fo:margin-left="0cm" fo:margin-right="0cm" fo:orphans="2" fo:widows="2" fo:hyphenation-ladder-count="no-limit" fo:text-indent="0cm" style:auto-text-indent="false">
        <style:tab-stops>
          <style:tab-stop style:position="0.501cm"/>
        </style:tab-stops>
      </style:paragraph-properties>
      <style:text-properties fo:language="uk" fo:country="UA" officeooo:paragraph-rsid="0009234f" fo:hyphenate="false" fo:hyphenation-remain-char-count="2" fo:hyphenation-push-char-count="2"/>
    </style:style>
    <style:style style:name="P5" style:family="paragraph" style:parent-style-name="List_20_Paragraph" style:list-style-name="WWNum2">
      <style:paragraph-properties fo:margin-left="0cm" fo:margin-right="0cm" fo:text-indent="0cm" style:auto-text-indent="false">
        <style:tab-stops>
          <style:tab-stop style:position="0.501cm"/>
        </style:tab-stops>
      </style:paragraph-properties>
      <style:text-properties officeooo:paragraph-rsid="0009234f"/>
    </style:style>
    <style:style style:name="P6" style:family="paragraph" style:parent-style-name="List_20_Paragraph">
      <style:paragraph-properties fo:margin-left="0cm" fo:margin-right="0cm" fo:text-indent="0cm" style:auto-text-indent="false">
        <style:tab-stops>
          <style:tab-stop style:position="0.501cm"/>
        </style:tab-stops>
      </style:paragraph-properties>
      <style:text-properties officeooo:paragraph-rsid="0009234f"/>
    </style:style>
    <style:style style:name="P7" style:family="paragraph" style:parent-style-name="List_20_Paragraph">
      <style:paragraph-properties fo:margin-left="0cm" fo:margin-right="0cm" fo:text-indent="0cm" style:auto-text-indent="false"/>
      <style:text-properties officeooo:paragraph-rsid="0009234f"/>
    </style:style>
    <style:style style:name="P8" style:family="paragraph" style:parent-style-name="Standard">
      <style:paragraph-properties fo:orphans="2" fo:widows="2" fo:hyphenation-ladder-count="no-limit"/>
      <style:text-properties officeooo:paragraph-rsid="0009234f" fo:hyphenate="false" fo:hyphenation-remain-char-count="2" fo:hyphenation-push-char-count="2"/>
    </style:style>
    <style:style style:name="P9" style:family="paragraph" style:parent-style-name="Standard">
      <style:text-properties fo:language="uk" fo:country="UA" officeooo:paragraph-rsid="0009234f"/>
    </style:style>
    <style:style style:name="P10" style:family="paragraph" style:parent-style-name="Standard">
      <style:text-properties officeooo:paragraph-rsid="0009234f"/>
    </style:style>
    <style:style style:name="P11" style:family="paragraph" style:parent-style-name="Standard" style:master-page-name="Standard">
      <style:paragraph-properties fo:orphans="2" fo:widows="2" fo:hyphenation-ladder-count="no-limit" style:page-number="auto"/>
      <style:text-properties officeooo:paragraph-rsid="0009234f" fo:hyphenate="false" fo:hyphenation-remain-char-count="2" fo:hyphenation-push-char-count="2"/>
    </style:style>
    <style:style style:name="P12" style:family="paragraph" style:parent-style-name="Standard" style:master-page-name="Standard">
      <style:paragraph-properties style:page-number="auto"/>
      <style:text-properties officeooo:paragraph-rsid="0009234f"/>
    </style:style>
    <style:style style:name="P13" style:family="paragraph" style:parent-style-name="Standard" style:master-page-name="Standard">
      <style:paragraph-properties style:page-number="auto"/>
      <style:text-properties officeooo:paragraph-rsid="0009234f"/>
    </style:style>
    <style:style style:name="P14" style:family="paragraph" style:parent-style-name="Standard" style:master-page-name="Standard">
      <style:paragraph-properties style:page-number="auto"/>
      <style:text-properties officeooo:paragraph-rsid="0009234f"/>
    </style:style>
    <style:style style:name="T1" style:family="text">
      <style:text-properties fo:font-weight="bold" style:font-weight-asian="bold"/>
    </style:style>
    <style:style style:name="T2" style:family="text">
      <style:text-properties fo:language="uk" fo:country="UA"/>
    </style:style>
    <style:style style:name="T3" style:family="text">
      <style:text-properties fo:language="uk" fo:country="UA" fo:font-weight="bold" style:font-weight-asian="bold"/>
    </style:style>
    <style:style style:name="T4" style:family="text">
      <style:text-properties fo:language="en" fo:country="U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Питання по Лекції:</text:p>
      <text:p text:style-name="P8"/>
      <text:p text:style-name="P8">1) Що таке класи і які шляхи визначення класів в Сі++?</text:p>
      <text:p text:style-name="P8">2) Яким чином можна визначити методи класу?</text:p>
      <text:p text:style-name="P8">3) Приватний та публічний доступ до членів та методів. Яка різниця?</text:p>
      <text:p text:style-name="P8">4) Які методи в класі визначені за замовченням? Як і коли потрібно ці методи визначати самостійно?</text:p>
      <text:p text:style-name="P8">5) Шляхи визначення конструктору класу. Як викликати конструктор в головній функції?</text:p>
      <text:p text:style-name="P8">6) Статичні члени та методи класу. Як визначити і коли вони потрібні?</text:p>
      <text:p text:style-name="P8">7) Дружні класи та методи. Як вони використовуються?</text:p>
      <text:p text:style-name="P8"/>
      <text:p text:style-name="P8">Самостійна робота:</text:p>
      <text:p text:style-name="P8">1) а) Визначити клас раціональне число з членами: nominator — ціле число, denominator — натуральне число. Визначити методи введення та виведення з терміналу, методи додавання та множення раціонального числа</text:p>
      <text:p text:style-name="P8"/>
      <text:p text:style-name="P8">б) Зробіть члени класу приватними та визначіть методи ініціалізації окремо чисельника і знаменника (при цьому не дайте користувачу можливість ініціалізувати знаменник нулем)</text:p>
      <text:p text:style-name="P8"/>
      <text:p text:style-name="P8">в) Створіть приватний метод класу для скорочення раціонального числа через НСД</text:p>
      <text:p text:style-name="P8"/>
      <text:p text:style-name="P8">г) Визначить конструктори класу який ініціалізує за замовченням раціональне число одиницями та конструктор, що ініціалізує його двома довільними числами</text:p>
      <text:p text:style-name="P8"/>
      <text:p text:style-name="P8">2) <text:s/>Визначить клас Вектор, що ініціалізується кількістю елементів масиву N та виділяє при цьому память під N дійсних чисел. Створіть методи для заповнення членів цього масиву (через конструктор та окремим методом) та конкретного елементу вектору за номером. Визначить деструктор та копіконструктор</text:p>
      <text:p text:style-name="P8"/>
      <text:p text:style-name="P8">3) В класі Monomial з лекції за допомогою статичного члену заборонить визначати більш ніж один екземпляр класу з тією ж самою ступінню.</text:p>
      <text:p text:style-name="P8">Визначить свою дружню функцію для цього класу для виведення його в текстовий файл.</text:p>
      <text:p text:style-name="P8"><text:s/></text:p>
      <text:p text:style-name="P8"/>
      <text:p text:style-name="P8"/>
      <text:p text:style-name="P12"><text:span text:style-name="T1">Лекц</text:span><text:span text:style-name="T3">ія 9.</text:span><text:span text:style-name="T2"> Перевантаження методів. Перевантаження бінарних та унарних операторів. </text:span></text:p>
      <text:p text:style-name="P10"><text:span text:style-name="T2">Стандартний клас рядок. Конструктори та методи класу рядок. Приклади використання рядків.</text:span></text:p>
      <text:p text:style-name="P10"><text:span text:style-name="T2">Наслідування. Типи наслідування в Сі++.</text:span></text:p>
      <text:p text:style-name="P10"><text:span text:style-name="T2">Наслідування та абстрактні класи. Віртуальні методи. Множинне наслідування та проблеми з ним повязані. Віртуальне наслідування.</text:span></text:p>
      <text:p text:style-name="P9"/>
      <text:p text:style-name="P10"><text:span text:style-name="T3">Питання. </text:span></text:p>
      <text:list xml:id="list8771652900518954323" text:style-name="WWNum1">
        <text:list-item>
          <text:p text:style-name="P1"><text:span text:style-name="T2">Що таке перевантаження методів? Чому воно зручно в мовах зі строгою типізацією?</text:span></text:p>
        </text:list-item>
        <text:list-item>
          <text:p text:style-name="P1"><text:span text:style-name="T2">Чим перевантаження операторів відрязняється від перевантаження інших методів? </text:span></text:p>
        </text:list-item>
        <text:list-item>
          <text:p text:style-name="P1"><text:span text:style-name="T2">Які оператори не можна перегружати? Коли перевантаження операторів може бути набезпечним?</text:span></text:p>
        </text:list-item>
        <text:list-item>
          <text:p text:style-name="P1">Чому при перевантаженн<text:span text:style-name="T2">і</text:span> оператор<text:span text:style-name="T2">і</text:span>в<text:span text:style-name="T2"> вводу-виводу нам потрібно ключове слово </text:span><text:span text:style-name="T4">friend</text:span>?</text:p>
        </text:list-item>
        <text:list-item>
          <text:p text:style-name="P1"><text:span text:style-name="T2">В файлі </text:span><text:span text:style-name="T4">string.hpp </text:span>приведений код, що <text:span text:style-name="T2">реалізує інтерфейс класу рядок Сі++. Скільки конструкторів в цьому коді? Скільки копіконструкторів? Скільки та які оператори є перевантаженими?</text:span></text:p>
        </text:list-item>
        <text:list-item>
          <text:p text:style-name="P1"><text:span text:style-name="T2">Як видалити підрядок використвуючі методи класу </text:span><text:span text:style-name="T4">String?</text:span></text:p>
        </text:list-item>
        <text:list-item>
          <text:p text:style-name="P1"><text:span text:style-name="T2">Які типи наслідування є на Сі++ та яка між ними різниця?</text:span></text:p>
        </text:list-item>
        <text:list-item>
          <text:p text:style-name="P1"><text:span text:style-name="T2">Поясніть на прикладі, що таке раннє та пізнє звязування</text:span></text:p>
        </text:list-item>
        <text:list-item>
          <text:p text:style-name="P1"><text:span text:style-name="T2">Що таке чисто віртуальний клас та чисто віртуальний метод? Коли вони потрібні?</text:span></text:p>
        </text:list-item>
        <text:list-item>
          <text:p text:style-name="P1"><text:span text:style-name="T2">Як реалізувати множинне наслідування на Сі++?</text:span></text:p>
        </text:list-item>
        <text:list-item>
          <text:p text:style-name="P1"><text:span text:style-name="T2">Що робити та які шляхи правильного множинного наслідування якщо й класи батьки й клас-син мають метод з однаковою назвою? Що зміниться, якщо це не метод, а перевантажений оператор?</text:span></text:p>
        </text:list-item>
      </text:list>
      <text:p text:style-name="P2"/>
      <text:p text:style-name="P2"/>
      <text:p text:style-name="P7"><text:span text:style-name="T3">Вправи:</text:span></text:p>
      <text:list xml:id="list1170930647901198335" text:style-name="WWNum2">
        <text:list-item>
          <text:p text:style-name="P5"><text:span text:style-name="T2">В класі Раціональній дріб з попередньої лекції напишить методи введення, виведення </text:span>(<text:span text:style-name="T4">cin&gt;&gt;, cout&lt;&lt;</text:span>)<text:span text:style-name="T2"> та оператори віднімання, ділення як перевантажені оператори. Тобто з типом Раціональній дріб можна тепер працювати як зі стандартним типом.</text:span><text:span text:style-name="T4"> </text:span>Чому <text:span text:style-name="T2">краще перевантажити два оператори віднімання?</text:span></text:p>
        </text:list-item>
        <text:list-item>
          <text:p text:style-name="P5"><text:span text:style-name="T2">Напишить функцію часткового спліттінгу рядку. Тобто функція, що приймає рядок та <text:s/>повертає переше слово з рядку (роздільник – задається як аргумент функції)</text:span></text:p>
        </text:list-item>
        <text:list-item>
          <text:p text:style-name="P5"><text:span text:style-name="T2">Напишить функцію, що приймає рядок та <text:s/>повертає масив (як аргмент-змінний) всі дійсні числа, що містяться в рядку (роздільник – задається як аргумент функції)</text:span></text:p>
        </text:list-item>
        <text:list-item>
          <text:p text:style-name="P5"><text:span text:style-name="T2">Створіть клас Людина (члени: ПІБ, стать, вік) та його наслідники Студент (додано: курс, група, ВУЗ), Викладач (додано: ВУЗ, посада, з.п.). Методи введення, виведення, конструктори для різної кількості вхідних даних. </text:span></text:p>
        </text:list-item>
      </text:list>
      <text:p text:style-name="P6"><text:span text:style-name="T2">Створіть клас Аспірант, що є наслідником і студента і викладача. Коректно визначте член ВУЗ для нього.</text:span></text:p>
      <text:p text:style-name="P2"/>
      <text:p text:style-name="P2"/>
      <text:p text:style-name="P12"><text:span text:style-name="T1">Лекц</text:span><text:span text:style-name="T3">ія 10. Перетворення типів Сі++. Виключення Сі++.</text:span></text:p>
      <text:p text:style-name="P9"/>
      <text:p text:style-name="P10"><text:span text:style-name="T3">Питання. </text:span></text:p>
      <text:list xml:id="list120257022009124" text:continue-list="list8771652900518954323" text:style-name="WWNum1">
        <text:list-item>
          <text:p text:style-name="P1"><text:span text:style-name="T2">Які варіанти перетворень стандарних типів один між іншим можливі в Сі++? </text:span></text:p>
        </text:list-item>
        <text:list-item>
          <text:p text:style-name="P1"><text:span text:style-name="T2">Яким перетворенням краще скористатись для перетворень між цілими типами? <text:s/>Яким при перетворення цілих до дійсного та навпаки?</text:span></text:p>
        </text:list-item>
        <text:list-item>
          <text:p text:style-name="P1"><text:span text:style-name="T2">Чим відрізняються перетворення вгору та вниз? Яке перетворення типу краще для перетоворення вгору, а яке вниз? <text:s/></text:span></text:p>
        </text:list-item>
        <text:list-item>
          <text:p text:style-name="P1"><text:span text:style-name="T2">Чому не можна відловити виключення при діленні на нуль в Сі++зі стандартними типами?</text:span></text:p>
        </text:list-item>
        <text:list-item>
          <text:p text:style-name="P1"><text:span text:style-name="T2">Як створити власне виключення в Сі++? Як його коректно обробити? </text:span></text:p>
        </text:list-item>
        <text:list-item>
          <text:p text:style-name="P1"><text:span text:style-name="T4">Яке виключення дозволяє коректно обробити static_cast? </text:span></text:p>
        </text:list-item>
        <text:list-item>
          <text:p text:style-name="P1"><text:span text:style-name="T2">Як складнощі виникають якщо виключення виникає в деструкторі класу? </text:span></text:p>
        </text:list-item>
        <text:list-item>
          <text:p text:style-name="P1"><text:span text:style-name="T2">Як коректно працювати з виключенням, що виникає в конструкторі класу?</text:span></text:p>
        </text:list-item>
      </text:list>
      <text:p text:style-name="P2"/>
      <text:p text:style-name="P2"/>
      <text:p text:style-name="P7"><text:span text:style-name="T3">Вправи:</text:span></text:p>
      <text:list xml:id="list120258427788986" text:continue-list="list1170930647901198335" text:style-name="WWNum2">
        <text:list-item>
          <text:p text:style-name="P5"><text:span text:style-name="T2">В класі Раціональній дріб з попередньої лекції перепишить методи введення </text:span>(<text:span text:style-name="T4">cin&gt;&gt;</text:span>)<text:span text:style-name="T2"> та конструктор і сеттери, щоб вони кидали виключення при ініціалізації знаменнику нулем. Коректно обробить в коді це виключення.</text:span></text:p>
        </text:list-item>
        <text:list-item>
          <text:p text:style-name="P5"><text:span text:style-name="T2">Напишить дружню функцію запису Раціонального дробу в файл, яка буде викидати виключення при некоректному відкритті файлу та обробить його в тілі програми.</text:span></text:p>
        </text:list-item>
        <text:list-item>
          <text:p text:style-name="P5"><text:span text:style-name="T2">Ви вже створили клас Людина (члени: ПІБ, стать, вік) та його наслідники Студент (додано: курс, група, ВУЗ), Викладач (додано: ВУЗ, посада, з.п.). Методи введення, виведення, конструктори для різної кількості вхідних даних. </text:span></text:p>
        </text:list-item>
      </text:list>
      <text:p text:style-name="P6"><text:span text:style-name="T2">Створіть клас Аспірант, що є наслідником і студента і викладача. Коректно визначте член ВУЗ для нього.</text:span></text:p>
      <text:p text:style-name="P3">Створить програму що буде вводити масив Людей, серед яких є Студенти, Викладачі, Аспіранти. Без створення нових членів класу виведіть коректно ВУЗ для кожного екземпляру масиву. </text:p>
      <text:p text:style-name="P3"/>
      <text:p text:style-name="P12"><text:span text:style-name="T1">Лекц</text:span><text:span text:style-name="T3">ія 11-12. Шаблони. Стандартна бібліотека шаблонів STL</text:span></text:p>
      <text:p text:style-name="P9"/>
      <text:p text:style-name="P10"><text:span text:style-name="T3">Питання. </text:span></text:p>
      <text:list xml:id="list120258258167979" text:continue-list="list120257022009124" text:style-name="WWNum1">
        <text:list-item>
          <text:p text:style-name="P1"><text:span text:style-name="T2">Як створити функцію-шаблон? В яких ситуаціях вона корисна?</text:span></text:p>
        </text:list-item>
        <text:list-item>
          <text:p text:style-name="P1"><text:span text:style-name="T2">Як створити клас-шаблон? Що потрібно зробити якщо шаблоном є лише єдиний метод класу?</text:span></text:p>
        </text:list-item>
        <text:list-item>
          <text:p text:style-name="P1"><text:span text:style-name="T2">З яких частин складається бібліотека шаблонів Сі++?</text:span></text:p>
        </text:list-item>
        <text:list-item>
          <text:p text:style-name="P1"><text:span text:style-name="T2">Для чого потрібні контейнери-адаптори? Які конетейнери-адаптори визначені в Сі++?</text:span></text:p>
        </text:list-item>
        <text:list-item>
          <text:p text:style-name="P1"><text:span text:style-name="T2">Які контейнери прямого доступу визначені в Сі++? </text:span></text:p>
        </text:list-item>
        <text:list-item>
          <text:p text:style-name="P1"><text:span text:style-name="T4">Яка різниця між контейнерами list, forward_list, vector, array?</text:span></text:p>
        </text:list-item>
        <text:list-item>
          <text:p text:style-name="P1"><text:span text:style-name="T2">Які асоціативні контейнери існують в Сі++? Що додає приставка multi до назви контейнера?</text:span></text:p>
        </text:list-item>
        <text:list-item>
          <text:p text:style-name="P1"><text:span text:style-name="T2">Які переваги array або vector перед стандартним масивом чи вказівником?</text:span></text:p>
        </text:list-item>
        <text:list-item>
          <text:p text:style-name="P1"><text:span text:style-name="T2">Які коректні шляхи ініціалізації заданими числами вектора? Стеку? Відображення?</text:span></text:p>
        </text:list-item>
        <text:list-item>
          <text:p text:style-name="P1"><text:span text:style-name="T2">Для яких класів не визначений метод push_back()? Чому? Як в ці класи додаються елементи?</text:span></text:p>
        </text:list-item>
        <text:list-item>
          <text:p text:style-name="P1"><text:span text:style-name="T2">Як визначити кількість елементів будь-якого контейнеру?</text:span></text:p>
        </text:list-item>
        <text:list-item>
          <text:p text:style-name="P1"><text:span text:style-name="T2">Які коректні шляхи ітерації по вектору? Мультивідображенню? Будь-якому контейнеру?</text:span></text:p>
        </text:list-item>
        <text:list-item>
          <text:p text:style-name="P1"><text:span text:style-name="T2">Які типи ітераторів існують?</text:span></text:p>
        </text:list-item>
        <text:list-item>
          <text:p text:style-name="P1"><text:span text:style-name="T2">Що таке придикат та функтор? Як їми скористатись?</text:span></text:p>
        </text:list-item>
        <text:list-item>
          <text:p text:style-name="P1"><text:span text:style-name="T2">Як скористатись алгоритмами сортування? Акумульованої суми? Бінарного пошуку?</text:span></text:p>
        </text:list-item>
      </text:list>
      <text:p text:style-name="P2"/>
      <text:p text:style-name="P2"/>
      <text:p text:style-name="P7"><text:span text:style-name="T3">Вправи:</text:span></text:p>
      <text:list xml:id="list120258316962399" text:continue-list="list120258427788986" text:style-name="WWNum2">
        <text:list-item>
          <text:p text:style-name="P5"><text:span text:style-name="T2">Перепишить функцію шаблон для пошуку максимуму, так щоб вона працювала для всіх стандартних числових типів. Що потрібно зробити, щоб вона запрацювала і для типу Раціонального дробу з попередніх лекцій? (Вказівка: щось потрбно визначити для класу Раціональний дріб) </text:span></text:p>
        </text:list-item>
        <text:list-item>
          <text:p text:style-name="P5"><text:span text:style-name="T2">Створіть власну реалізацію класу шаблону Стек. Перевірте її роботу за допомогою стандартного класу Стек з STL.</text:span></text:p>
        </text:list-item>
        <text:list-item>
          <text:p text:style-name="P5"><text:span text:style-name="T2">В текстовому файлі міститься текст (слова відокремлені лише одним пробілом). <text:s/>За допомогою відображення виведіть частотну характеристику слів та літер у тексті.</text:span></text:p>
        </text:list-item>
        <text:list-item>
          <text:p text:style-name="P4">Створіть клас-шаблон Поліном, який приймає вектор чисел (будь-якого типу) — вектор (на базі стандартного класу Вектор) коефіцінтів поліному. Методи: введення-виведення, додавання, множення та обчислення значення. Перевірте, що клас працює коректно для дійсних, цілих чисел та для типу Раціональний дріб з попередніх завдань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49cm" fo:margin-right="0cm" fo:text-indent="0cm" style:auto-text-indent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30T11:58:00.372663650</meta:creation-date>
    <dc:date>2020-08-30T12:02:56.459773211</dc:date>
    <meta:editing-duration>PT4M56S</meta:editing-duration>
    <meta:editing-cycles>1</meta:editing-cycles>
    <meta:document-statistic meta:table-count="0" meta:image-count="0" meta:object-count="0" meta:page-count="4" meta:paragraph-count="77" meta:word-count="1068" meta:character-count="7517" meta:non-whitespace-character-count="6543"/>
    <meta:generator>LibreOffice/5.1.2.2$Linux_X86_64 LibreOffice_project/10m0$Build-2</meta:generator>
  </office:meta>
</office:document-meta>
</file>